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135400001DC430F33F60.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Times New Roman1" svg:font-family="'Times New Roman'" style:font-family-generic="roman"/>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6pt" style:font-size-asian="16pt" style:font-size-complex="16pt"/>
    </style:style>
    <style:style style:name="P2" style:family="paragraph" style:parent-style-name="Standard" style:list-style-name="">
      <style:paragraph-properties fo:margin-left="2.5in" fo:margin-right="0in" fo:margin-top="0in" fo:margin-bottom="0.111in" style:line-height-at-least="0.1799in" fo:text-indent="0.5in" style:auto-text-indent="false" style:text-autospace="none"/>
      <style:text-properties style:font-name="Times New Roman1" fo:font-size="14pt" fo:language="en" fo:country="none" fo:font-weight="bold" style:font-name-asian="Times New Roman1" style:font-size-asian="14pt" style:font-weight-asian="bold" style:font-name-complex="Times New Roman1" style:font-size-complex="14pt" style:font-weight-complex="bold"/>
    </style:style>
    <style:style style:name="P3" style:family="paragraph" style:parent-style-name="Standard" style:list-style-name="">
      <style:paragraph-properties fo:margin-left="1.5in" fo:margin-right="0in" fo:margin-top="0in" fo:margin-bottom="0.111in" style:line-height-at-least="0.1799in" fo:text-indent="0in" style:auto-text-indent="false" style:text-autospace="none"/>
      <style:text-properties style:font-name="Times New Roman1" fo:font-size="14pt" fo:language="en" fo:country="none" fo:font-weight="bold" style:font-name-asian="Times New Roman1" style:font-size-asian="14pt" style:font-weight-asian="bold" style:font-name-complex="Times New Roman1" style:font-size-complex="14pt" style:font-weight-complex="bold"/>
    </style:style>
    <style:style style:name="P4" style:family="paragraph" style:parent-style-name="Standard" style:list-style-name="">
      <style:paragraph-properties fo:margin-top="0in" fo:margin-bottom="0.111in" style:line-height-at-least="0.1799in" style:text-autospace="none"/>
      <style:text-properties style:font-name="Times New Roman" fo:font-size="16pt" fo:language="en" fo:country="none" fo:font-weight="bold" style:font-name-asian="Times New Roman1" style:font-size-asian="16pt" style:font-weight-asian="bold" style:font-name-complex="Times New Roman1" style:font-size-complex="16pt" style:font-weight-complex="bold"/>
    </style:style>
    <style:style style:name="P5" style:family="paragraph" style:parent-style-name="Standard" style:list-style-name="">
      <style:paragraph-properties fo:margin-top="0in" fo:margin-bottom="0.111in" style:line-height-at-least="0.1799in" style:text-autospace="none"/>
      <style:text-properties style:font-name="Times New Roman" fo:font-size="16pt" fo:language="en" fo:country="none" style:text-underline-style="none" fo:font-weight="normal" style:font-name-asian="Times New Roman1" style:font-size-asian="16pt" style:font-weight-asian="normal" style:font-name-complex="Times New Roman1" style:font-size-complex="16pt" style:font-weight-complex="normal"/>
    </style:style>
    <style:style style:name="P6" style:family="paragraph" style:parent-style-name="Standard" style:list-style-name="">
      <style:paragraph-properties fo:margin-top="0in" fo:margin-bottom="0.111in" style:line-height-at-least="0.1799in" style:text-autospace="none"/>
      <style:text-properties style:font-name="Times New Roman" fo:font-size="16pt" fo:language="en" fo:country="none" style:text-underline-style="none" fo:font-weight="bold" style:font-name-asian="Times New Roman1" style:font-size-asian="16pt" style:font-weight-asian="bold" style:font-name-complex="Times New Roman1" style:font-size-complex="16pt" style:font-weight-complex="bold"/>
    </style:style>
    <style:style style:name="P7" style:family="paragraph" style:parent-style-name="Standard" style:list-style-name="">
      <style:paragraph-properties fo:margin-top="0in" fo:margin-bottom="0.111in" style:line-height-at-least="0.1799in" style:text-autospace="none"/>
      <style:text-properties style:font-name="Times New Roman" fo:font-size="16pt" style:font-size-asian="16pt" style:font-size-complex="16pt"/>
    </style:style>
    <style:style style:name="P8" style:family="paragraph" style:parent-style-name="Standard" style:list-style-name="">
      <style:paragraph-properties fo:margin-left="0in" fo:margin-right="0in" fo:margin-top="0in" fo:margin-bottom="0.111in" style:line-height-at-least="0.1799in" fo:text-align="end" style:justify-single-word="false" fo:orphans="2" fo:widows="2" fo:text-indent="0in" style:auto-text-indent="false" style:text-autospace="none"/>
      <style:text-properties fo:font-variant="normal" fo:text-transform="none" fo:color="#3c4043" style:font-name="Times New Roman" fo:font-size="16pt" fo:letter-spacing="normal" fo:language="en" fo:country="none" fo:font-style="normal" style:text-underline-style="none" fo:font-weight="bold" style:font-name-asian="Times New Roman1" style:font-size-asian="16pt" style:font-weight-asian="bold" style:font-name-complex="Times New Roman1" style:font-size-complex="16pt" style:font-weight-complex="bold"/>
    </style:style>
    <style:style style:name="P9" style:family="paragraph" style:parent-style-name="Standard">
      <style:paragraph-properties fo:margin-left="0in" fo:margin-right="0in" fo:text-align="end" style:justify-single-word="false" fo:orphans="2" fo:widows="2" fo:text-indent="0in" style:auto-text-indent="false"/>
      <style:text-properties fo:font-variant="normal" fo:text-transform="none" fo:color="#3c4043" style:font-name="Roboto" fo:font-size="14pt" fo:letter-spacing="normal" fo:font-style="normal" style:text-underline-style="none" fo:font-weight="bold" style:font-size-asian="14pt" style:font-weight-asian="bold" style:font-size-complex="14pt" style:font-weight-complex="bold"/>
    </style:style>
    <style:style style:name="T1" style:family="text">
      <style:text-properties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T2" style:family="text">
      <style:text-properties style:font-name="Times New Roman1" fo:font-size="12pt" fo:language="en" fo:country="none"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1" fo:font-size="12pt" fo:language="en" fo:country="none"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1" fo:font-size="12pt" fo:language="en" fo:country="none" style:text-underline-style="none" fo:font-weight="normal" style:font-name-asian="Times New Roman1" style:font-size-asian="12pt" style:font-weight-asian="normal" style:font-name-complex="Times New Roman1" style:font-size-complex="12pt" style:font-weight-complex="normal"/>
    </style:style>
    <style:style style:name="T5" style:family="text">
      <style:text-properties style:font-name="Times New Roman1" fo:font-size="12pt" fo:language="en" fo:country="none" style:text-underline-style="none" fo:font-weight="bold" style:font-name-asian="Times New Roman1" style:font-size-asian="12pt" style:font-weight-asian="bold" style:font-name-complex="Times New Roman1" style:font-size-complex="12pt" style:font-weight-complex="bold"/>
    </style:style>
    <style:style style:name="T6" style:family="text">
      <style:text-properties style:font-name="Times New Roman1" fo:font-size="14pt" fo:language="en" fo:country="none" style:text-underline-style="none" fo:font-weight="bold" style:font-name-asian="Times New Roman1" style:font-size-asian="14pt" style:font-weight-asian="bold" style:font-name-complex="Times New Roman1" style:font-size-complex="14pt" style:font-weight-complex="bold"/>
    </style:style>
    <style:style style:name="T7" style:family="text">
      <style:text-properties fo:font-size="12pt" fo:language="en" fo:country="none" fo:font-weight="bold" style:font-name-asian="Times New Roman1" style:font-size-asian="12pt" style:font-weight-asian="bold" style:font-name-complex="Times New Roman1" style:font-size-complex="12pt" style:font-weight-complex="bold"/>
    </style:style>
    <style:style style:name="T8" style:family="text">
      <style:text-properties fo:font-size="12pt" fo:language="en" fo:country="none"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T9" style:family="text">
      <style:text-properties fo:font-size="12pt" fo:language="en" fo:country="none" style:text-underline-style="none" fo:font-weight="normal" style:font-name-asian="Times New Roman1" style:font-size-asian="12pt" style:font-weight-asian="normal" style:font-name-complex="Times New Roman1" style:font-size-complex="12pt" style:font-weight-complex="normal"/>
    </style:style>
    <style:style style:name="T10" style:family="text">
      <style:text-properties fo:font-size="12pt" fo:language="en" fo:country="none" style:text-underline-style="none" fo:font-weight="bold" style:font-name-asian="Times New Roman1" style:font-size-asian="12pt" style:font-weight-asian="bold" style:font-name-complex="Times New Roman1" style:font-size-complex="12pt" style:font-weight-complex="bold"/>
    </style:style>
    <style:style style:name="T11" style:family="text">
      <style:text-properties fo:font-size="14pt" fo:language="en" fo:country="none" style:text-underline-style="none" fo:font-weight="bold" style:font-name-asian="Times New Roman1" style:font-size-asian="14pt" style:font-weight-asian="bold" style:font-name-complex="Times New Roman1" style:font-size-complex="14pt" style:font-weight-complex="bold"/>
    </style:style>
    <style:style style:name="T12" style:family="text">
      <style:text-properties fo:language="en" fo:country="none" fo:font-weight="bold" style:font-name-asian="Times New Roman1" style:font-weight-asian="bold" style:font-name-complex="Times New Roman1" style:font-weight-complex="bold"/>
    </style:style>
    <style:style style:name="T13" style:family="text">
      <style:text-properties fo:language="en" fo:country="none" style:text-underline-style="solid" style:text-underline-width="auto" style:text-underline-color="font-color" fo:font-weight="bold" style:font-name-asian="Times New Roman1" style:font-weight-asian="bold" style:font-name-complex="Times New Roman1" style:font-weight-complex="bold"/>
    </style:style>
    <style:style style:name="T14" style:family="text">
      <style:text-properties fo:language="en" fo:country="none" style:text-underline-style="none" fo:font-weight="normal" style:font-name-asian="Times New Roman1" style:font-weight-asian="normal" style:font-name-complex="Times New Roman1" style:font-weight-complex="normal"/>
    </style:style>
    <style:style style:name="T15" style:family="text">
      <style:text-properties fo:language="en" fo:country="none" style:text-underline-style="none" fo:font-weight="bold" style:font-name-asian="Times New Roman1" style:font-weight-asian="bold" style:font-name-complex="Times New Roman1"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SUBMITTED BY : <text:s text:c="26"/></text:p>
      <text:p text:style-name="P9">NAME : ZISHNENDU SARKER <text:s text:c="4"/></text:p>
      <text:p text:style-name="P9"><text:s text:c="2"/>ROLL NO.: <text:s/>2K19/CO/450 <text:s text:c="12"/></text:p>
      <text:p text:style-name="P9">SUBJECT : OOP LAB <text:s text:c="18"/></text:p>
      <text:p text:style-name="P9">LAB ASSIGNMENT NO. : 04 <text:s text:c="7"/></text:p>
      <text:p text:style-name="P9"><text:s text:c="5"/></text:p>
      <text:p text:style-name="P9">SUBMITTED TO : <text:s text:c="25"/></text:p>
      <text:p text:style-name="P9">DIKSHA <text:s/>RUHELA MAM <text:s text:c="2"/></text:p>
      <text:p text:style-name="P9"/>
      <text:p text:style-name="P8"/>
      <text:p text:style-name="P4">1.Describe various types of Inheritance with suitable examples. </text:p>
      <text:p text:style-name="P7"><text:span text:style-name="T12">Ans: </text:span><text:span text:style-name="T13">Single inheritance</text:span><text:span text:style-name="T14">: Only one derived class inherited from only one base class is called single inheritance. </text:span></text:p>
      <text:p text:style-name="P5">Example: Let A is a base class </text:p>
      <text:p text:style-name="P5">and B is a new class derived from A </text:p>
      <text:p text:style-name="P5">This is written in program as following: </text:p>
      <text:p text:style-name="P5">class A {……….}; </text:p>
      <text:p text:style-name="P5">class B : Public A {……..};</text:p>
      <text:p text:style-name="P7"><text:span text:style-name="T13">Multiple inheritance</text:span><text:span text:style-name="T14"> : A class can inherit the attributes of two or more classes. This is known as multiple inheritance. </text:span></text:p>
      <text:p text:style-name="P5">Example :</text:p>
      <text:p text:style-name="P5">Class D : visibilityB1, visibility.B2, visibility B3 </text:p>
      <text:p text:style-name="P5">{ </text:p>
      <text:p text:style-name="P5"><text:s text:c="3"/>(Body of D) </text:p>
      <text:p text:style-name="P5">} // visibility may be public or private.</text:p>
      <text:p text:style-name="P7"><text:span text:style-name="T13">Multilevel inheritance :</text:span><text:span text:style-name="T14"> If a class is derived from a base class, and another class is derived from this derived class and so on, then it is called multilevel inheritance. </text:span></text:p>
      <text:p text:style-name="P5">Example:</text:p>
      <text:p text:style-name="P5">Class A { ….. }; </text:p>
      <text:p text:style-name="P5"><text:soft-page-break/>Class B : Public A { ….. }; </text:p>
      <text:p text:style-name="P5">Class C : Private B{ ….. };</text:p>
      <text:p text:style-name="P7"><text:span text:style-name="T13">Hierarchical inheritance</text:span><text:span text:style-name="T14">: If the inheritance follows the hierarchical design of a program, then it is called hierarchical inheritance. </text:span></text:p>
      <text:p text:style-name="P5">Example : </text:p>
      <text:p text:style-name="P5">This design is implemented in program as follows: </text:p>
      <text:p text:style-name="P5">Class student { …… }; // base class, </text:p>
      <text:p text:style-name="P5">Class Arts : Public student { ……}; </text:p>
      <text:p text:style-name="P5">Class Medical : Public student {…….}; </text:p>
      <text:p text:style-name="P5">Class Engineering : Public student { ……}; </text:p>
      <text:p text:style-name="P5">Class CSE : Public Engineering { ……. }; </text:p>
      <text:p text:style-name="P5">Class EEE : Public Engineering { …… }; </text:p>
      <text:p text:style-name="P5">Class ECE : Public Engineering { …… }; </text:p>
      <text:p text:style-name="P5">//here all inheritance are considered as public you can private inheritance also. as you wish.</text:p>
      <text:p text:style-name="P7"><text:span text:style-name="T13">Hybrid (Virtual) inheritance:</text:span><text:span text:style-name="T14"> When multi level and multiple inheritances are applied to an inheritance, then it is called Hybrid inheritance. </text:span></text:p>
      <text:p text:style-name="P5">Example :</text:p>
      <text:p text:style-name="P5">In program : </text:p>
      <text:p text:style-name="P5">Class student {……}; </text:p>
      <text:p text:style-name="P5">Class test : public student {……}; </text:p>
      <text:p text:style-name="P5">Class result : public test {…….}; </text:p>
      <text:p text:style-name="P5">Class result : public sports {…….};In program : </text:p>
      <text:p text:style-name="P5">Class student {……}; </text:p>
      <text:p text:style-name="P5">Class test : public student {……}; </text:p>
      <text:p text:style-name="P5">Class result : public test {…….}; </text:p>
      <text:p text:style-name="P5"><text:soft-page-break/>Class result : public sports {…….}; </text:p>
      <text:p text:style-name="P5"/>
      <text:p text:style-name="P6">2.Give the definition of a virtual base class in C++ syntax. Explain why virtual base classes are required? </text:p>
      <text:p text:style-name="P5">Ans: Virtual base classes are used in virtual inheritance in a way of preventing multiple “instances” of a given class appearing in an inheritance hierarchy when using multiple inheritances. </text:p>
      <text:p text:style-name="P5">Syntax for Virtual Base Classes: </text:p>
      <text:p text:style-name="P5">Syntax 1: </text:p>
      <text:p text:style-name="P5">class B : virtual public A <text:s/></text:p>
      <text:p text:style-name="P5">{ </text:p>
      <text:p text:style-name="P5">}; </text:p>
      <text:p text:style-name="P5"><text:s/></text:p>
      <text:p text:style-name="P5">Syntax 2: </text:p>
      <text:p text:style-name="P5">class C : public virtual A </text:p>
      <text:p text:style-name="P5">{ </text:p>
      <text:p text:style-name="P5">}; </text:p>
      <text:p text:style-name="P5">Need for Virtual Base Classes </text:p>
      <text:p text:style-name="P5">Consider the situation where we have one class A .This class A is inherited by two other classes B and C. Both these classes are inherited into another in a <text:soft-page-break/>new class D as shown in figure below. <draw:frame draw:style-name="fr1" draw:name="graphics1" text:anchor-type="as-char" svg:width="1.8598in" svg:height="2.8799in" draw:z-index="0"><draw:image xlink:href="Pictures/200000080000135400001DC430F33F60.wmf" xlink:type="simple" xlink:show="embed" xlink:actuate="onLoad"/></draw:frame></text:p>
      <text:p text:style-name="P5"/>
      <text:p text:style-name="P5"><text:s/></text:p>
      <text:p text:style-name="P5">As we can see from the figure that data members/function of class A are inherited twice to class D. One through class B and second through class C. When any data / function member of class Ais accessed by an object of class D, ambiguity arises as to which data/function member would be called? One inherited through B or the other inherited through C. This confuses the compiler and it displays error.</text:p>
      <text:p text:style-name="P5"/>
      <text:p text:style-name="P6">3.Define ambiguity in inheritance. How ambiguities can be removed by using scope resolution operator and virtual base class. Explain your answer with an example. </text:p>
      <text:p text:style-name="P5">Ambiguity : A situation in which something has more than one possible meaning and may therefore cause confusion. </text:p>
      <text:p text:style-name="P5"><text:s text:c="13"/>Let's have a look at this simple example : </text:p>
      <text:p text:style-name="P5">// This program contains an error and will not compile. <text:s/></text:p>
      <text:p text:style-name="P5">#include &lt;iostream&gt; </text:p>
      <text:p text:style-name="P5">using namespace std; </text:p>
      <text:p text:style-name="P5">class base </text:p>
      <text:p text:style-name="P5">{ </text:p>
      <text:p text:style-name="P5"><text:soft-page-break/>public: </text:p>
      <text:p text:style-name="P5">int i; }; </text:p>
      <text:p text:style-name="P5">class derived1 : public base { </text:p>
      <text:p text:style-name="P5">public: </text:p>
      <text:p text:style-name="P5">int j; }; </text:p>
      <text:p text:style-name="P5">class derived2 : public base { </text:p>
      <text:p text:style-name="P5">public: </text:p>
      <text:p text:style-name="P5">int k; }; </text:p>
      <text:p text:style-name="P5">class derived3 : public derived1, public derived2 { </text:p>
      <text:p text:style-name="P5">public: </text:p>
      <text:p text:style-name="P5">int sum; }; </text:p>
      <text:p text:style-name="P5">void main() { </text:p>
      <text:p text:style-name="P5">derived3 ob; </text:p>
      <text:p text:style-name="P5">ob.i = 10; // this is ambiguous </text:p>
      <text:p text:style-name="P5">ob.j = 20; </text:p>
      <text:p text:style-name="P5">ob.k = 30; </text:p>
      <text:p text:style-name="P5">ob.sum = ob.i + ob.j + ob.k; // i ambiguous here, too <text:s/></text:p>
      <text:p text:style-name="P5">cout &lt;&lt; ob.i &lt;&lt; " "; // also ambiguous </text:p>
      <text:p text:style-name="P5">cout &lt;&lt; ob.j &lt;&lt; " " &lt;&lt; ob.k &lt;&lt; " "; </text:p>
      <text:p text:style-name="P5">cout &lt;&lt; ob.sum; </text:p>
      <text:p text:style-name="P5">} </text:p>
      <text:p text:style-name="P5">There are two ways to remedy the preceding program. The first is to apply the scope resolution operator to i and manually select one i. The second is to use virtual base class. </text:p>
      <text:p text:style-name="P7"><text:span text:style-name="T15">Remove Ambiguities using scope resolution operator</text:span><text:span text:style-name="T14">: </text:span></text:p>
      <text:p text:style-name="P5">ob.i = 10; </text:p>
      <text:p text:style-name="P5"><text:soft-page-break/>ob.sum = ob.i + ob.j + ob.k; </text:p>
      <text:p text:style-name="P5">cout &lt;&lt; ob.i &lt;&lt; " "; will be replaced by </text:p>
      <text:p text:style-name="P5">ob.derived1::i = 10; </text:p>
      <text:p text:style-name="P5">ob.sum = ob. derived1::i + ob.j + ob.k; <text:s/></text:p>
      <text:p text:style-name="P5">cout &lt;&lt; ob. derived1::i &lt;&lt; " "; respectively </text:p>
      <text:p text:style-name="P5">As we can see, because the :: was applied, the program has manually selected derived1's version of base. However, this solution raises a deeper issue: What if only one copy of base is actually required? Is there some way to prevent two copies from being included in derived3? The answer, as you probably have guessed, is yes. This solution is achieved using virtual base classes. </text:p>
      <text:p text:style-name="P6">Remove Ambiguities using virtual base class: </text:p>
      <text:p text:style-name="P5">When two or more objects are derived from a common base class, we can prevent multiple copies of the base class from being present in an object derived from those objects by declaring the base class as virtual when it is inherited. We accomplish this by preceding the base class' name with the keyword virtual when it is inherited. For example, here is another version of the example program in which derived3 contains only one copy of base</text:p>
      <text:p text:style-name="P5"/>
      <text:p text:style-name="P6">4.With an appropriate example, explain how ambiguities can be resolved for public and protected attributes in case of multipath inheritance without using virtual base class </text:p>
      <text:p text:style-name="P5">Ans: In case of multiple inheritance, a single class is derived from two or more parent (base) classes. So, there may be a possibility that two or more parents have a member function with the same name. If the object of the derived class needs to access one of the same named member functions from the base class, then it results in ambiguity. The compiler is confused as to which base class method to invoke on executing the call statement. </text:p>
      <text:p text:style-name="P5">example : </text:p>
      <text:p text:style-name="P5">#include &lt;iostream&gt; </text:p>
      <text:p text:style-name="P5">using namespace std; </text:p>
      <text:p text:style-name="P5"><text:soft-page-break/>class Base1 </text:p>
      <text:p text:style-name="P5">{ </text:p>
      <text:p text:style-name="P5">public: </text:p>
      <text:p text:style-name="P5">void display() </text:p>
      <text:p text:style-name="P5">{ </text:p>
      <text:p text:style-name="P5">cout &lt;&lt;"This is method of Base1"&lt;&lt;endl; </text:p>
      <text:p text:style-name="P5">} </text:p>
      <text:p text:style-name="P5">}; </text:p>
      <text:p text:style-name="P5">class Base2 </text:p>
      <text:p text:style-name="P5">{ </text:p>
      <text:p text:style-name="P5">public: </text:p>
      <text:p text:style-name="P5">void display() </text:p>
      <text:p text:style-name="P5">{ </text:p>
      <text:p text:style-name="P5">cout &lt;&lt;"This is method of Base2"; </text:p>
      <text:p text:style-name="P5">} </text:p>
      <text:p text:style-name="P5">}; </text:p>
      <text:p text:style-name="P5">class derived: public Base1, public Base2 </text:p>
      <text:p text:style-name="P5">{ </text:p>
      <text:p text:style-name="P5">}; </text:p>
      <text:p text:style-name="P5">int main() </text:p>
      <text:p text:style-name="P5">{ </text:p>
      <text:p text:style-name="P5">derived sample; </text:p>
      <text:p text:style-name="P5">sample.display(); // CAUSES AMBIGUITY <text:s/></text:p>
      <text:p text:style-name="P5">return 0; </text:p>
      <text:p text:style-name="P5">} </text:p>
      <text:p text:style-name="P6">Solution to the ambiguity problem : </text:p>
      <text:p text:style-name="P5"><text:soft-page-break/>This problem can be resolved by specifying which base class method is to be invoked during the time of function call. We use the scope resolution operator “ ::” , to specify the class whose method is called, and the method of that particular class gets executed. </text:p>
      <text:p text:style-name="P7"><text:span text:style-name="T15">For the above example the solution is </text:span><text:span text:style-name="T14">: </text:span></text:p>
      <text:p text:style-name="P5">int main(){ </text:p>
      <text:p text:style-name="P5">derived sample; </text:p>
      <text:p text:style-name="P5">sample.Base1::display(); // display method of Base1 class is invoked. </text:p>
      <text:p text:style-name="P5">sample.Base2::display(); // display method of Base2 class is invoked. </text:p>
      <text:p text:style-name="P5">return 0; </text:p>
      <text:p text:style-name="P5">}</text:p>
      <text:p text:style-name="P6"/>
      <text:p text:style-name="P6">5. Explain difference between function overloading and function overriding with suitable examples.</text:p>
      <text:p text:style-name="P7"><text:span text:style-name="T15">Ans: </text:span><text:span text:style-name="T14">Function overriding is the concept by which child class function overrides the base class function which have same name. This is possible only in different classes. Overloading is the ability for functions of the same name to be defined as long as these methods have different set of parameters. <text:s/></text:span></text:p>
      <text:p text:style-name="P5">Now, Function overloading can be stated as a feature that allows us to have same function more than once in a program. Overloaded functions have same name but their signature must be different. So, example, </text:p>
      <text:p text:style-name="P5">#include &lt;iostream&gt; </text:p>
      <text:p text:style-name="P5">using namespace std; </text:p>
      <text:p text:style-name="P5">// overloaded functions </text:p>
      <text:p text:style-name="P5">float sum(int, int); </text:p>
      <text:p text:style-name="P5">float sum(float, float); </text:p>
      <text:p text:style-name="P5">float sum(int, float); </text:p>
      <text:p text:style-name="P5">float sum(float, int); </text:p>
      <text:p text:style-name="P5"><text:soft-page-break/>Again, function overriding is a feature of OOPs Programming that allows us to override a function of parent class in child class. So, example, </text:p>
      <text:p text:style-name="P5">#include&lt;iostream&gt; </text:p>
      <text:p text:style-name="P5">using namespace std; </text:p>
      <text:p text:style-name="P5">//Parent class or super class or base class </text:p>
      <text:p text:style-name="P5">class A{public: <text:s text:c="3"/></text:p>
      <text:p text:style-name="P5">void disp() <text:s/></text:p>
      <text:p text:style-name="P5">{ <text:s text:c="6"/>cout&lt;&lt;"Parent Class disp() function"&lt;&lt;endl; <text:s text:c="2"/>} <text:s/></text:p>
      <text:p text:style-name="P5"><text:s text:c="2"/>void xyz() </text:p>
      <text:p text:style-name="P5"><text:s/>{ <text:s text:c="8"/>cout&lt;&lt;"xyz() function of parent class"; <text:s text:c="2"/>} </text:p>
      <text:p text:style-name="P5">}; </text:p>
      <text:p text:style-name="P5">class B : public A{public: <text:s text:c="3"/></text:p>
      <text:p text:style-name="P5"><text:s/>void disp() <text:s/></text:p>
      <text:p text:style-name="P5">{ <text:s text:c="8"/>cout&lt;&lt;"Child class disp() function"&lt;&lt;endl; <text:s text:c="3"/>} </text:p>
      <text:p text:style-name="P5">}; </text:p>
      <text:p text:style-name="P5"/>
      <text:p text:style-name="P6">6. Create a class called Volume which contains a method called find_vol (). Write down appropriate code to create objects named as sphere and cylinder of the above class and implement function overloading to calculate volume of a sphere and cylinder based upon user input.</text:p>
      <text:p text:style-name="P7"><text:span text:style-name="T15">Ans: </text:span><text:span text:style-name="T14">The required code is as allows:</text:span></text:p>
      <text:p text:style-name="P7"><text:span text:style-name="T15"><text:s/></text:span><text:span text:style-name="T14">#include&lt;iostream&gt;</text:span></text:p>
      <text:p text:style-name="P5"><text:s text:c="4"/>using namespace std;</text:p>
      <text:p text:style-name="P5"><text:s text:c="4"/>float vol(int,int);</text:p>
      <text:p text:style-name="P5"><text:s text:c="4"/>float vol(float);</text:p>
      <text:p text:style-name="P5"><text:s text:c="4"/>int vol(int);</text:p>
      <text:p text:style-name="P5"><text:s text:c="4"/>int main()</text:p>
      <text:p text:style-name="P5"><text:soft-page-break/><text:s text:c="4"/>{</text:p>
      <text:p text:style-name="P5"><text:s text:c="8"/>int r,h,a;</text:p>
      <text:p text:style-name="P5"><text:s text:c="8"/>float r1;</text:p>
      <text:p text:style-name="P5"><text:s text:c="8"/>cout&lt;&lt;"Enter radius and height of a cylinder:";</text:p>
      <text:p text:style-name="P5"><text:s text:c="8"/>cin&gt;&gt;r&gt;&gt;h;</text:p>
      <text:p text:style-name="P5"><text:s text:c="8"/>cout&lt;&lt;"Enter side of cube:";</text:p>
      <text:p text:style-name="P5"><text:s text:c="8"/>cin&gt;&gt;a;</text:p>
      <text:p text:style-name="P5"><text:s text:c="8"/>cout&lt;&lt;"Enter radius of sphere: ";</text:p>
      <text:p text:style-name="P5"><text:s text:c="8"/>cin&gt;&gt;r1;</text:p>
      <text:p text:style-name="P5"><text:s text:c="8"/>cout&lt;&lt;"Volume of cylinder is "&lt;&lt;vol(r,h);</text:p>
      <text:p text:style-name="P5"><text:s text:c="8"/>cout&lt;&lt;"\nVolume of cube is "&lt;&lt;vol(a);</text:p>
      <text:p text:style-name="P5"><text:s text:c="8"/>cout&lt;&lt;"\nVolume of sphere is "&lt;&lt;vol(r1);</text:p>
      <text:p text:style-name="P5"><text:s text:c="8"/>return 0;</text:p>
      <text:p text:style-name="P5"><text:s text:c="4"/>}</text:p>
      <text:p text:style-name="P5"><text:s text:c="4"/>float vol(int r,int h)</text:p>
      <text:p text:style-name="P5"><text:s text:c="4"/>{</text:p>
      <text:p text:style-name="P5"><text:s text:c="8"/>return(3.14*r*r*h);</text:p>
      <text:p text:style-name="P5"><text:s text:c="4"/>}</text:p>
      <text:p text:style-name="P5"><text:s text:c="4"/>float vol(float r1)</text:p>
      <text:p text:style-name="P5"><text:s text:c="4"/>{</text:p>
      <text:p text:style-name="P5"><text:s text:c="8"/>return((4*3.14*r1*r1*r1)/3);</text:p>
      <text:p text:style-name="P5"><text:s text:c="4"/>}</text:p>
      <text:p text:style-name="P5"><text:s text:c="4"/>int vol(int a)</text:p>
      <text:p text:style-name="P5"><text:s text:c="4"/>{</text:p>
      <text:p text:style-name="P5"><text:s text:c="8"/>return(a*a*a);</text:p>
      <text:p text:style-name="P5"><text:s text:c="4"/>}</text:p>
      <text:p text:style-name="P6"><text:soft-page-break/></text:p>
      <text:p text:style-name="P6">7. We knew that a private member of a base class is not inheritable. Is it anyway possible for the objects of a derived class to access the private members of the base class? If yes, how? Remember, the base class cannot be modified</text:p>
      <text:p text:style-name="P7"><text:span text:style-name="T15">Ans: </text:span><text:span text:style-name="T14">Private members can only be accessed by member functions of the same class or friends. This means derived classes cannot access private members of the base class directly</text:span></text:p>
      <text:p text:style-name="P5">Yes. It is possible for the objects of derived class to access the private member of the base class by a member function of base class which is public. The following example explains this : </text:p>
      <text:p text:style-name="P5">#include&lt;iostream&gt; </text:p>
      <text:p text:style-name="P5">using namespace std; </text:p>
      <text:p text:style-name="P5">class B </text:p>
      <text:p text:style-name="P5">{ </text:p>
      <text:p text:style-name="P5"><text:s text:c="5"/>int a; // a is private that can not be inherited. </text:p>
      <text:p text:style-name="P5"><text:s text:c="5"/>public: </text:p>
      <text:p text:style-name="P5"><text:s text:c="12"/>int get_a(); </text:p>
      <text:p text:style-name="P5"><text:s text:c="12"/>void set_a(); </text:p>
      <text:p text:style-name="P5">}; </text:p>
      <text:p text:style-name="P5">class D:public B </text:p>
      <text:p text:style-name="P5">{ </text:p>
      <text:p text:style-name="P5"><text:s text:c="8"/>int b; </text:p>
      <text:p text:style-name="P5"><text:s text:c="8"/>public: </text:p>
      <text:p text:style-name="P5"><text:s text:c="10"/>void display_a(); </text:p>
      <text:p text:style-name="P5">}; </text:p>
      <text:p text:style-name="P5"><text:s text:c="2"/></text:p>
      <text:p text:style-name="P5">void D :: display_a() </text:p>
      <text:p text:style-name="P5"><text:soft-page-break/>{ </text:p>
      <text:p text:style-name="P5"><text:s text:c="4"/>cout&lt;&lt;" a = "&lt;&lt;get_a()&lt;&lt;"\n"; // a is accessed by member function get_a(). <text:s/></text:p>
      <text:p text:style-name="P5">} </text:p>
      <text:p text:style-name="P5"><text:s text:c="2"/></text:p>
      <text:p text:style-name="P5">void B :: set_a() </text:p>
      <text:p text:style-name="P5">{ </text:p>
      <text:p text:style-name="P5"><text:s text:c="4"/>a=156271; </text:p>
      <text:p text:style-name="P5">} </text:p>
      <text:p text:style-name="P5"><text:s text:c="2"/></text:p>
      <text:p text:style-name="P5">int B :: get_a() </text:p>
      <text:p text:style-name="P5">{ </text:p>
      <text:p text:style-name="P5"><text:s text:c="4"/>return a; </text:p>
      <text:p text:style-name="P5">} </text:p>
      <text:p text:style-name="P5"><text:s text:c="2"/></text:p>
      <text:p text:style-name="P5">void main() </text:p>
      <text:p text:style-name="P5">{ </text:p>
      <text:p text:style-name="P5"><text:s text:c="9"/>D d; </text:p>
      <text:p text:style-name="P5"><text:s text:c="9"/>d.set_a(); </text:p>
      <text:p text:style-name="P5"><text:s text:c="9"/>d.display_a(); </text:p>
      <text:p text:style-name="P5">}</text:p>
      <text:p text:style-name="P5"/>
      <text:p text:style-name="P6">8.How do the properties of the following two derived classes differ ? </text:p>
      <text:p text:style-name="P7"><text:span text:style-name="T14">(</text:span><text:span text:style-name="T15">a) class DI: private B(//.. ..); </text:span></text:p>
      <text:p text:style-name="P6">(b) class D2: public B(//..); </text:p>
      <text:p text:style-name="P6"><text:s/></text:p>
      <text:p text:style-name="P5"><text:soft-page-break/>Private members of B can not be inherited in D1 Protected members of B become private in D1 public members of B become private in D1. </text:p>
      <text:p text:style-name="P5">Private member of B can not be inherited in D2 Protected member of B remains protected in D2 Public member of B remains public in D2 </text:p>
      <text:p text:style-name="P5"><text:s/></text:p>
      <text:p text:style-name="P7"><text:span text:style-name="T13">Ambiguity</text:span><text:span text:style-name="T15"> </text:span><text:span text:style-name="T14">: A situation in which something has more than one possible meaning and may therefore cause confusion. </text:span></text:p>
      <text:p text:style-name="P5"><text:s text:c="2"/>example : <text:s/></text:p>
      <text:p text:style-name="P5">#include &lt;iostream&gt; </text:p>
      <text:p text:style-name="P5">using namespace std; </text:p>
      <text:p text:style-name="P5">class base </text:p>
      <text:p text:style-name="P5">{ </text:p>
      <text:p text:style-name="P5">public: </text:p>
      <text:p text:style-name="P5">int i; }; </text:p>
      <text:p text:style-name="P5">class derived1 : public base { </text:p>
      <text:p text:style-name="P5">public: </text:p>
      <text:p text:style-name="P5">int j; }; </text:p>
      <text:p text:style-name="P5">class derived2 : public base { </text:p>
      <text:p text:style-name="P5">public: </text:p>
      <text:p text:style-name="P5">int k; }; </text:p>
      <text:p text:style-name="P5">class derived3 : public derived1, public derived2 { </text:p>
      <text:p text:style-name="P5">public: </text:p>
      <text:p text:style-name="P5">int sum; }; </text:p>
      <text:p text:style-name="P5">void main() { </text:p>
      <text:p text:style-name="P5">derived3 ob; </text:p>
      <text:p text:style-name="P5">ob.i = 10; // this is ambiguous </text:p>
      <text:p text:style-name="P5"><text:soft-page-break/>ob.j = 20; </text:p>
      <text:p text:style-name="P5">ob.k = 30; </text:p>
      <text:p text:style-name="P5">ob.sum = ob.i + ob.j + ob.k; // i ambiguous here, too <text:s/></text:p>
      <text:p text:style-name="P5">cout &lt;&lt; ob.i &lt;&lt; " "; // also ambiguous </text:p>
      <text:p text:style-name="P5">cout &lt;&lt; ob.j &lt;&lt; " " &lt;&lt; ob.k &lt;&lt; " "; </text:p>
      <text:p text:style-name="P5">cout &lt;&lt; ob.sum; </text:p>
      <text:p text:style-name="P5">} </text:p>
      <text:p text:style-name="P5">There are two ways to remedy the preceding program. The first is to apply the scope resolution operator to i and manually select one i. The second is to use virtual base class. </text:p>
      <text:p text:style-name="P5"><text:s/></text:p>
      <text:p text:style-name="P7"><text:span text:style-name="T15">Remove Ambiguities using scope resolution operator:</text:span><text:span text:style-name="T14"> </text:span></text:p>
      <text:p text:style-name="P5">ob.i = 10; </text:p>
      <text:p text:style-name="P5">ob.sum = ob.i + ob.j + ob.k; </text:p>
      <text:p text:style-name="P5">cout &lt;&lt; ob.i &lt;&lt; " "; will be replaced by </text:p>
      <text:p text:style-name="P5">ob.derived1::i = 10; </text:p>
      <text:p text:style-name="P5">ob.sum = ob. derived1::i + ob.j + ob.k; <text:s/></text:p>
      <text:p text:style-name="P5">cout &lt;&lt; ob. derived1::i &lt;&lt; " "; respectively </text:p>
      <text:p text:style-name="P5">As we can see, because the :: was applied, the program has manually selected derived1's version of base. However, this solution raises a deeper issue: What if only one copy of base is actually required? Is there some way to prevent two copies from being included in derived3? The answer, as you probably have guessed, is yes. This solution is achieved using virtual base classes. </text:p>
      <text:p text:style-name="P5"><text:s/></text:p>
      <text:p text:style-name="P7"><text:span text:style-name="T15">Remove Ambiguities using virtual base class:</text:span><text:span text:style-name="T14"> </text:span></text:p>
      <text:p text:style-name="P5">When two or more objects are derived from a common base class, we can prevent multiple copies of the base class from being present in an object derived from those objects by declaring the base class as virtual when it is <text:soft-page-break/>inherited. We accomplish this by preceding the base class' name with the keyword virtual when it is inherited. For example, here is another version of the example program in which derived3 contains only one copy of base: </text:p>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Times New Roman1" svg:font-family="'Times New Roman'" style:font-family-generic="roman"/>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is </meta:initial-creator>
    <meta:creation-date>2020-09-14T22:50:18.39</meta:creation-date>
    <meta:document-statistic meta:table-count="0" meta:image-count="1" meta:object-count="0" meta:page-count="15" meta:paragraph-count="288" meta:word-count="2074" meta:character-count="12344"/>
    <dc:date>2020-09-14T22:51:44.02</dc:date>
    <dc:creator>zis </dc:creator>
    <meta:editing-duration>PT1M25S</meta:editing-duration>
    <meta:editing-cycles>1</meta:editing-cycles>
    <meta:generator>OpenOffice/4.1.7$Win32 OpenOffice.org_project/417m1$Build-9800</meta:generator>
  </office:meta>
</office:document-meta>
</file>